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5" style:family="table-cell" style:parent-style-name="Default" style:data-style-name="N1">
      <style:table-cell-properties fo:background-color="#eeeeee"/>
    </style:style>
    <style:style style:name="ce6" style:family="table-cell" style:parent-style-name="Default" style:data-style-name="N10">
      <style:table-cell-properties fo:background-color="#eeeeee" style:text-align-source="fix" style:repeat-content="false"/>
      <style:paragraph-properties fo:text-align="end" fo:margin-left="0in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11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9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32" style:family="table-cell" style:parent-style-name="Default" style:data-style-name="N10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3" style:family="table-cell" style:parent-style-name="Default" style:data-style-name="N11">
      <style:table-cell-properties fo:background-color="transparent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37" style:family="table-cell" style:parent-style-name="Default" style:data-style-name="N123">
      <style:table-cell-properties fo:background-color="#eeeeee"/>
    </style:style>
    <style:style style:name="ce39" style:family="table-cell" style:parent-style-name="Default" style:data-style-name="N123"/>
    <style:style style:name="ce2" style:family="table-cell" style:parent-style-name="Default" style:data-style-name="N1"/>
    <style:style style:name="ce42" style:family="table-cell" style:parent-style-name="Default" style:data-style-name="N123">
      <style:table-cell-properties fo:background-color="#eeeeee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transparent"/>
    </style:style>
    <style:style style:name="ce46" style:family="table-cell" style:parent-style-name="Default" style:data-style-name="N123">
      <style:table-cell-properties fo:background-color="#eeeee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031in" svg:height="5.6992in" svg:x="1.0673in" svg:y="0.2827in">
            <draw:object draw:notify-on-update-of-ranges="Sheet1.A50:Sheet1.A50 Sheet1.C50:Sheet1.N50 Sheet1.A53:Sheet1.A53 Sheet1.C53:Sheet1.N53 Sheet1.A56:Sheet1.A56 Sheet1.C56:Sheet1.N56 Sheet1.A59:Sheet1.A59 Sheet1.C59:Sheet1.N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1006" table:default-cell-style-name="Default"/>
        <table:table-column table:style-name="co7" table:number-columns-repeated="4" table:default-cell-style-name="Default"/>
        <table:table-row table:style-name="ro1" table:number-rows-repeated="11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21"/>
          <table:table-cell table:style-name="ce33" table:number-columns-repeated="3"/>
          <table:table-cell table:style-name="ce43" table:number-columns-repeated="8"/>
          <table:table-cell table:style-name="ce51" table:number-columns-repeated="1010"/>
        </table:table-row>
        <table:table-row table:style-name="ro1">
          <table:table-cell table:style-name="ce4" office:value-type="string" calcext:value-type="string">
            <text:p>::gentoo</text:p>
          </table:table-cell>
          <table:table-cell table:style-name="ce22" office:value-type="string" calcext:value-type="string">
            <text:p>coverage</text:p>
          </table:table-cell>
          <table:table-cell table:style-name="ce15" office:value-type="float" office:value="2335" calcext:value-type="float">
            <text:p>2335</text:p>
          </table:table-cell>
          <table:table-cell table:style-name="ce15" office:value-type="float" office:value="3276" calcext:value-type="float">
            <text:p>3276</text:p>
          </table:table-cell>
          <table:table-cell table:style-name="ce15" office:value-type="float" office:value="3328" calcext:value-type="float">
            <text:p>3328</text:p>
          </table:table-cell>
          <table:table-cell table:style-name="ce15" office:value-type="float" office:value="2546" calcext:value-type="float">
            <text:p>2546</text:p>
          </table:table-cell>
          <table:table-cell table:style-name="ce15" office:value-type="float" office:value="1950" calcext:value-type="float">
            <text:p>1950</text:p>
          </table:table-cell>
          <table:table-cell table:style-name="ce15" office:value-type="float" office:value="1172" calcext:value-type="float">
            <text:p>1172</text:p>
          </table:table-cell>
          <table:table-cell table:style-name="ce15" office:value-type="float" office:value="586" calcext:value-type="float">
            <text:p>586</text:p>
          </table:table-cell>
          <table:table-cell table:style-name="ce15" office:value-type="float" office:value="551" calcext:value-type="float">
            <text:p>551</text:p>
          </table:table-cell>
          <table:table-cell table:style-name="ce15" office:value-type="float" office:value="409" calcext:value-type="float">
            <text:p>409</text:p>
          </table:table-cell>
          <table:table-cell table:style-name="ce15" office:value-type="float" office:value="31" calcext:value-type="float">
            <text:p>31</text:p>
          </table:table-cell>
          <table:table-cell table:style-name="ce15"/>
          <table:table-cell table:style-name="ce12"/>
          <table:table-cell/>
          <table:table-cell table:style-name="ce51" table:number-columns-repeated="1009"/>
        </table:table-row>
        <table:table-row table:style-name="ro1">
          <table:table-cell table:style-name="ce15" office:value-type="float" office:value="19300" calcext:value-type="float">
            <text:p>19300</text:p>
          </table:table-cell>
          <table:table-cell table:style-name="ce4" office:value-type="string" calcext:value-type="string">
            <text:p>cumulated</text:p>
          </table:table-cell>
          <table:table-cell table:style-name="ce15" table:formula="of:=[.C38]" office:value-type="float" office:value="2335" calcext:value-type="float">
            <text:p>2335</text:p>
          </table:table-cell>
          <table:table-cell table:style-name="ce15" table:formula="of:=[.C39]+[.D38]" office:value-type="float" office:value="5611" calcext:value-type="float">
            <text:p>5611</text:p>
          </table:table-cell>
          <table:table-cell table:style-name="ce15" table:formula="of:=[.D39]+[.E38]" office:value-type="float" office:value="8939" calcext:value-type="float">
            <text:p>8939</text:p>
          </table:table-cell>
          <table:table-cell table:style-name="ce15" table:formula="of:=[.E39]+[.F38]" office:value-type="float" office:value="11485" calcext:value-type="float">
            <text:p>11485</text:p>
          </table:table-cell>
          <table:table-cell table:style-name="ce15" table:formula="of:=[.F39]+[.G38]" office:value-type="float" office:value="13435" calcext:value-type="float">
            <text:p>13435</text:p>
          </table:table-cell>
          <table:table-cell table:style-name="ce15" table:formula="of:=[.G39]+[.H38]" office:value-type="float" office:value="14607" calcext:value-type="float">
            <text:p>14607</text:p>
          </table:table-cell>
          <table:table-cell table:style-name="ce15" table:formula="of:=[.H39]+[.I38]" office:value-type="float" office:value="15193" calcext:value-type="float">
            <text:p>15193</text:p>
          </table:table-cell>
          <table:table-cell table:style-name="ce15" table:formula="of:=[.I39]+[.J38]" office:value-type="float" office:value="15744" calcext:value-type="float">
            <text:p>15744</text:p>
          </table:table-cell>
          <table:table-cell table:style-name="ce15" table:formula="of:=[.J39]+[.K38]" office:value-type="float" office:value="16153" calcext:value-type="float">
            <text:p>16153</text:p>
          </table:table-cell>
          <table:table-cell table:style-name="ce15" table:formula="of:=[.K39]+[.L38]" office:value-type="float" office:value="16184" calcext:value-type="float">
            <text:p>16184</text:p>
          </table:table-cell>
          <table:table-cell table:style-name="ce15"/>
          <table:table-cell table:style-name="ce12"/>
          <table:table-cell/>
          <table:table-cell table:style-name="ce51" table:number-columns-repeated="1009"/>
        </table:table-row>
        <table:table-row table:style-name="ro1">
          <table:table-cell table:style-name="ce6" office:value-type="percentage" office:value="1" calcext:value-type="percentage">
            <text:p>100%</text:p>
          </table:table-cell>
          <table:table-cell table:style-name="ce12"/>
          <table:table-cell table:style-name="ce32" table:formula="of:=[.C39]/[.$A39]" office:value-type="percentage" office:value="0.120984455958549" calcext:value-type="percentage">
            <text:p>12%</text:p>
          </table:table-cell>
          <table:table-cell table:style-name="ce32" table:formula="of:=[.D39]/[.$A39]" office:value-type="percentage" office:value="0.290725388601036" calcext:value-type="percentage">
            <text:p>29%</text:p>
          </table:table-cell>
          <table:table-cell table:style-name="ce32" table:formula="of:=[.E39]/[.$A39]" office:value-type="percentage" office:value="0.463160621761658" calcext:value-type="percentage">
            <text:p>46%</text:p>
          </table:table-cell>
          <table:table-cell table:style-name="ce32" table:formula="of:=[.F39]/[.$A39]" office:value-type="percentage" office:value="0.595077720207254" calcext:value-type="percentage">
            <text:p>60%</text:p>
          </table:table-cell>
          <table:table-cell table:style-name="ce32" table:formula="of:=[.G39]/[.$A39]" office:value-type="percentage" office:value="0.696113989637306" calcext:value-type="percentage">
            <text:p>70%</text:p>
          </table:table-cell>
          <table:table-cell table:style-name="ce32" table:formula="of:=[.H39]/[.$A39]" office:value-type="percentage" office:value="0.756839378238342" calcext:value-type="percentage">
            <text:p>76%</text:p>
          </table:table-cell>
          <table:table-cell table:style-name="ce32" table:formula="of:=[.I39]/[.$A39]" office:value-type="percentage" office:value="0.78720207253886" calcext:value-type="percentage">
            <text:p>79%</text:p>
          </table:table-cell>
          <table:table-cell table:style-name="ce32" table:formula="of:=[.J39]/[.$A39]" office:value-type="percentage" office:value="0.815751295336788" calcext:value-type="percentage">
            <text:p>82%</text:p>
          </table:table-cell>
          <table:table-cell table:style-name="ce32" table:formula="of:=[.K39]/[.$A39]" office:value-type="percentage" office:value="0.836943005181347" calcext:value-type="percentage">
            <text:p>84%</text:p>
          </table:table-cell>
          <table:table-cell table:style-name="ce32" table:formula="of:=[.L39]/[.$A39]" office:value-type="percentage" office:value="0.838549222797927" calcext:value-type="percentage">
            <text:p>84%</text:p>
          </table:table-cell>
          <table:table-cell table:style-name="ce15" table:number-columns-repeated="2"/>
          <table:table-cell table:style-name="ce51" table:number-columns-repeated="1010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42]+1" office:value-type="float" office:value="2" calcext:value-type="float">
            <text:p>2</text:p>
          </table:table-cell>
          <table:table-cell table:style-name="ce35" table:formula="of:=[.D42]+1" office:value-type="float" office:value="3" calcext:value-type="float">
            <text:p>3</text:p>
          </table:table-cell>
          <table:table-cell table:style-name="ce35" table:formula="of:=[.E42]+1" office:value-type="float" office:value="4" calcext:value-type="float">
            <text:p>4</text:p>
          </table:table-cell>
          <table:table-cell table:style-name="ce35" table:formula="of:=[.F42]+1" office:value-type="float" office:value="5" calcext:value-type="float">
            <text:p>5</text:p>
          </table:table-cell>
          <table:table-cell table:style-name="ce35" table:formula="of:=[.G42]+1" office:value-type="float" office:value="6" calcext:value-type="float">
            <text:p>6</text:p>
          </table:table-cell>
          <table:table-cell table:style-name="ce35" table:formula="of:=[.H42]+1" office:value-type="float" office:value="7" calcext:value-type="float">
            <text:p>7</text:p>
          </table:table-cell>
          <table:table-cell table:style-name="ce35" table:formula="of:=[.I42]+1" office:value-type="float" office:value="8" calcext:value-type="float">
            <text:p>8</text:p>
          </table:table-cell>
          <table:table-cell table:style-name="ce35" table:formula="of:=[.J42]+1" office:value-type="float" office:value="9" calcext:value-type="float">
            <text:p>9</text:p>
          </table:table-cell>
          <table:table-cell table:style-name="ce35" table:formula="of:=[.K42]+1" office:value-type="float" office:value="10" calcext:value-type="float">
            <text:p>10</text:p>
          </table:table-cell>
          <table:table-cell table:style-name="ce35" table:formula="of:=[.L42]+1" office:value-type="float" office:value="11" calcext:value-type="float">
            <text:p>11</text:p>
          </table:table-cell>
          <table:table-cell table:style-name="ce35" table:formula="of:=[.M42]+1" office:value-type="float" office:value="12" calcext:value-type="float">
            <text:p>12</text:p>
          </table:table-cell>
          <table:table-cell table:style-name="ce53" table:number-columns-repeated="1010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14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4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4"/>
          <table:table-cell table:style-name="ce51" table:number-columns-repeated="1010"/>
        </table:table-row>
        <table:table-row table:style-name="ro1">
          <table:table-cell table:style-name="ce10" table:formula="of:=AVERAGE([.C45:.M45])" office:value-type="float" office:value="828.866944444444" calcext:value-type="float">
            <text:p>828.87</text:p>
          </table:table-cell>
          <table:table-cell table:style-name="ce28" office:value-type="string" calcext:value-type="string">
            <text:p>avg emerges</text:p>
          </table:table-cell>
          <table:table-cell table:style-name="ce37" table:formula="of:=AVERAGEIF([.C63:.C96];&quot;&gt;0&quot;)" office:value-type="float" office:value="1184.66666666667" calcext:value-type="float">
            <text:p>1184.7</text:p>
          </table:table-cell>
          <table:table-cell table:style-name="ce37" table:formula="of:=AVERAGEIF([.D63:.D96];&quot;&gt;0&quot;)" office:value-type="float" office:value="1295.1" calcext:value-type="float">
            <text:p>1295.1</text:p>
          </table:table-cell>
          <table:table-cell table:style-name="ce37" table:formula="of:=AVERAGEIF([.E63:.E96];&quot;&gt;0&quot;)" office:value-type="float" office:value="1175.77777777778" calcext:value-type="float">
            <text:p>1175.8</text:p>
          </table:table-cell>
          <table:table-cell table:style-name="ce37" table:formula="of:=AVERAGEIF([.F63:.F96];&quot;&gt;0&quot;)" office:value-type="float" office:value="1064.125" calcext:value-type="float">
            <text:p>1064.1</text:p>
          </table:table-cell>
          <table:table-cell table:style-name="ce37" table:formula="of:=AVERAGEIF([.G63:.G96];&quot;&gt;0&quot;)" office:value-type="float" office:value="967" calcext:value-type="float">
            <text:p>967.0</text:p>
          </table:table-cell>
          <table:table-cell table:style-name="ce37" table:formula="of:=AVERAGEIF([.H63:.H96];&quot;&gt;0&quot;)" office:value-type="float" office:value="801" calcext:value-type="float">
            <text:p>801.0</text:p>
          </table:table-cell>
          <table:table-cell table:style-name="ce37" table:formula="of:=AVERAGEIF([.I63:.I96];&quot;&gt;0&quot;)" office:value-type="float" office:value="753.375" calcext:value-type="float">
            <text:p>753.4</text:p>
          </table:table-cell>
          <table:table-cell table:style-name="ce37" table:formula="of:=AVERAGEIF([.J63:.J96];&quot;&gt;0&quot;)" office:value-type="float" office:value="593.125" calcext:value-type="float">
            <text:p>593.1</text:p>
          </table:table-cell>
          <table:table-cell table:style-name="ce37" table:formula="of:=AVERAGEIF([.K63:.K96];&quot;&gt;0&quot;)" office:value-type="float" office:value="421.5" calcext:value-type="float">
            <text:p>421.5</text:p>
          </table:table-cell>
          <table:table-cell table:style-name="ce37" table:formula="of:=AVERAGEIF([.L63:.L96];&quot;&gt;0&quot;)" office:value-type="float" office:value="33" calcext:value-type="float">
            <text:p>33.0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45:.C45])" office:value-type="float" office:value="1184.66666666667" calcext:value-type="float">
            <text:p>1184.7</text:p>
          </table:table-cell>
          <table:table-cell table:style-name="ce37" table:formula="of:=SUM([.$C$45:.D45])" office:value-type="float" office:value="2479.76666666667" calcext:value-type="float">
            <text:p>2479.8</text:p>
          </table:table-cell>
          <table:table-cell table:style-name="ce37" table:formula="of:=SUM([.$C$45:.E45])" office:value-type="float" office:value="3655.54444444444" calcext:value-type="float">
            <text:p>3655.5</text:p>
          </table:table-cell>
          <table:table-cell table:style-name="ce37" table:formula="of:=SUM([.$C$45:.F45])" office:value-type="float" office:value="4719.66944444444" calcext:value-type="float">
            <text:p>4719.7</text:p>
          </table:table-cell>
          <table:table-cell table:style-name="ce37" table:formula="of:=SUM([.$C$45:.G45])" office:value-type="float" office:value="5686.66944444445" calcext:value-type="float">
            <text:p>5686.7</text:p>
          </table:table-cell>
          <table:table-cell table:style-name="ce37" table:formula="of:=SUM([.$C$45:.H45])" office:value-type="float" office:value="6487.66944444444" calcext:value-type="float">
            <text:p>6487.7</text:p>
          </table:table-cell>
          <table:table-cell table:style-name="ce37" table:formula="of:=SUM([.$C$45:.I45])" office:value-type="float" office:value="7241.04444444444" calcext:value-type="float">
            <text:p>7241.0</text:p>
          </table:table-cell>
          <table:table-cell table:style-name="ce37" table:formula="of:=SUM([.$C$45:.J45])" office:value-type="float" office:value="7834.16944444445" calcext:value-type="float">
            <text:p>7834.2</text:p>
          </table:table-cell>
          <table:table-cell table:style-name="ce37" table:formula="of:=SUM([.$C$45:.K45])" office:value-type="float" office:value="8255.66944444444" calcext:value-type="float">
            <text:p>8255.7</text:p>
          </table:table-cell>
          <table:table-cell table:style-name="ce37" table:formula="of:=SUM([.$C$45:.L45])" office:value-type="float" office:value="8288.66944444444" calcext:value-type="float">
            <text:p>8288.7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1" office:value-type="string" calcext:value-type="string">
            <text:p>overhead</text:p>
          </table:table-cell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0]" office:value-type="float" office:value="-5315.33333333333" calcext:value-type="float">
            <text:p>-5315.3</text:p>
          </table:table-cell>
          <table:table-cell table:style-name="ce37" table:formula="of:=[.D$46]-[.$A50]" office:value-type="float" office:value="-4020.23333333333" calcext:value-type="float">
            <text:p>-4020.2</text:p>
          </table:table-cell>
          <table:table-cell table:style-name="ce37" table:formula="of:=[.E$46]-[.$A50]" office:value-type="float" office:value="-2844.45555555556" calcext:value-type="float">
            <text:p>-2844.5</text:p>
          </table:table-cell>
          <table:table-cell table:style-name="ce37" table:formula="of:=[.F$46]-[.$A50]" office:value-type="float" office:value="-1780.33055555556" calcext:value-type="float">
            <text:p>-1780.3</text:p>
          </table:table-cell>
          <table:table-cell table:style-name="ce37" table:formula="of:=[.G$46]-[.$A50]" office:value-type="float" office:value="-813.330555555555" calcext:value-type="float">
            <text:p>-813.3</text:p>
          </table:table-cell>
          <table:table-cell table:style-name="ce37" table:formula="of:=[.H$46]-[.$A50]" office:value-type="float" office:value="-12.3305555555553" calcext:value-type="float">
            <text:p>-12.3</text:p>
          </table:table-cell>
          <table:table-cell table:style-name="ce37" table:formula="of:=[.I$46]-[.$A50]" office:value-type="float" office:value="741.044444444445" calcext:value-type="float">
            <text:p>741.0</text:p>
          </table:table-cell>
          <table:table-cell table:style-name="ce37" table:formula="of:=[.J$46]-[.$A50]" office:value-type="float" office:value="1334.16944444444" calcext:value-type="float">
            <text:p>1334.2</text:p>
          </table:table-cell>
          <table:table-cell table:style-name="ce37" table:formula="of:=[.K$46]-[.$A50]" office:value-type="float" office:value="1755.66944444444" calcext:value-type="float">
            <text:p>1755.7</text:p>
          </table:table-cell>
          <table:table-cell table:style-name="ce37" table:formula="of:=[.L$46]-[.$A50]" office:value-type="float" office:value="1788.66944444444" calcext:value-type="float">
            <text:p>1788.7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5" office:value-type="float" office:value="6500" calcext:value-type="float">
            <text:p>6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49]/[.C$42]" office:value-type="float" office:value="-5315.33333333333" calcext:value-type="float">
            <text:p>-5315.3</text:p>
          </table:table-cell>
          <table:table-cell table:style-name="ce37" table:formula="of:=[.D49]/[.D$42]" office:value-type="float" office:value="-2010.11666666667" calcext:value-type="float">
            <text:p>-2010.1</text:p>
          </table:table-cell>
          <table:table-cell table:style-name="ce37" table:formula="of:=[.E49]/[.E$42]" office:value-type="float" office:value="-948.151851851852" calcext:value-type="float">
            <text:p>-948.2</text:p>
          </table:table-cell>
          <table:table-cell table:style-name="ce37" table:formula="of:=[.F49]/[.F$42]" office:value-type="float" office:value="-445.082638888889" calcext:value-type="float">
            <text:p>-445.1</text:p>
          </table:table-cell>
          <table:table-cell table:style-name="ce37" table:formula="of:=[.G49]/[.G$42]" office:value-type="float" office:value="-162.666111111111" calcext:value-type="float">
            <text:p>-162.7</text:p>
          </table:table-cell>
          <table:table-cell table:style-name="ce37" table:formula="of:=[.H49]/[.H$42]" office:value-type="float" office:value="-2.05509259259255" calcext:value-type="float">
            <text:p>-2.1</text:p>
          </table:table-cell>
          <table:table-cell table:style-name="ce37" table:formula="of:=[.I49]/[.I$42]" office:value-type="float" office:value="105.863492063492" calcext:value-type="float">
            <text:p>105.9</text:p>
          </table:table-cell>
          <table:table-cell table:style-name="ce42" table:formula="of:=[.J49]/[.J$42]" office:value-type="float" office:value="166.771180555556" calcext:value-type="float">
            <text:p>166.8</text:p>
          </table:table-cell>
          <table:table-cell table:style-name="ce46" table:formula="of:=[.K49]/[.K$42]" office:value-type="float" office:value="195.074382716049" calcext:value-type="float">
            <text:p>195.1</text:p>
          </table:table-cell>
          <table:table-cell table:style-name="ce37" table:formula="of:=[.L49]/[.L$42]" office:value-type="float" office:value="178.866944444444" calcext:value-type="float">
            <text:p>178.9</text:p>
          </table:table-cell>
          <table:table-cell table:style-name="ce46"/>
          <table:table-cell table:style-name="ce42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3]" office:value-type="float" office:value="-3815.33333333333" calcext:value-type="float">
            <text:p>-3815.3</text:p>
          </table:table-cell>
          <table:table-cell table:style-name="ce37" table:formula="of:=[.D$46]-[.$A53]" office:value-type="float" office:value="-2520.23333333333" calcext:value-type="float">
            <text:p>-2520.2</text:p>
          </table:table-cell>
          <table:table-cell table:style-name="ce37" table:formula="of:=[.E$46]-[.$A53]" office:value-type="float" office:value="-1344.45555555556" calcext:value-type="float">
            <text:p>-1344.5</text:p>
          </table:table-cell>
          <table:table-cell table:style-name="ce37" table:formula="of:=[.F$46]-[.$A53]" office:value-type="float" office:value="-280.330555555555" calcext:value-type="float">
            <text:p>-280.3</text:p>
          </table:table-cell>
          <table:table-cell table:style-name="ce37" table:formula="of:=[.G$46]-[.$A53]" office:value-type="float" office:value="686.669444444445" calcext:value-type="float">
            <text:p>686.7</text:p>
          </table:table-cell>
          <table:table-cell table:style-name="ce37" table:formula="of:=[.H$46]-[.$A53]" office:value-type="float" office:value="1487.66944444444" calcext:value-type="float">
            <text:p>1487.7</text:p>
          </table:table-cell>
          <table:table-cell table:style-name="ce37" table:formula="of:=[.I$46]-[.$A53]" office:value-type="float" office:value="2241.04444444444" calcext:value-type="float">
            <text:p>2241.0</text:p>
          </table:table-cell>
          <table:table-cell table:style-name="ce37" table:formula="of:=[.J$46]-[.$A53]" office:value-type="float" office:value="2834.16944444444" calcext:value-type="float">
            <text:p>2834.2</text:p>
          </table:table-cell>
          <table:table-cell table:style-name="ce37" table:formula="of:=[.K$46]-[.$A53]" office:value-type="float" office:value="3255.66944444444" calcext:value-type="float">
            <text:p>3255.7</text:p>
          </table:table-cell>
          <table:table-cell table:style-name="ce37" table:formula="of:=[.L$46]-[.$A53]" office:value-type="float" office:value="3288.66944444444" calcext:value-type="float">
            <text:p>3288.7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2]/[.C$42]" office:value-type="float" office:value="-3815.33333333333" calcext:value-type="float">
            <text:p>-3815.3</text:p>
          </table:table-cell>
          <table:table-cell table:style-name="ce37" table:formula="of:=[.D52]/[.D$42]" office:value-type="float" office:value="-1260.11666666667" calcext:value-type="float">
            <text:p>-1260.1</text:p>
          </table:table-cell>
          <table:table-cell table:style-name="ce37" table:formula="of:=[.E52]/[.E$42]" office:value-type="float" office:value="-448.151851851852" calcext:value-type="float">
            <text:p>-448.2</text:p>
          </table:table-cell>
          <table:table-cell table:style-name="ce37" table:formula="of:=[.F52]/[.F$42]" office:value-type="float" office:value="-70.0826388888888" calcext:value-type="float">
            <text:p>-70.1</text:p>
          </table:table-cell>
          <table:table-cell table:style-name="ce37" table:formula="of:=[.G52]/[.G$42]" office:value-type="float" office:value="137.333888888889" calcext:value-type="float">
            <text:p>137.3</text:p>
          </table:table-cell>
          <table:table-cell table:style-name="ce37" table:formula="of:=[.H52]/[.H$42]" office:value-type="float" office:value="247.944907407407" calcext:value-type="float">
            <text:p>247.9</text:p>
          </table:table-cell>
          <table:table-cell table:style-name="ce42" table:formula="of:=[.I52]/[.I$42]" office:value-type="float" office:value="320.149206349206" calcext:value-type="float">
            <text:p>320.1</text:p>
          </table:table-cell>
          <table:table-cell table:style-name="ce42" table:formula="of:=[.J52]/[.J$42]" office:value-type="float" office:value="354.271180555556" calcext:value-type="float">
            <text:p>354.3</text:p>
          </table:table-cell>
          <table:table-cell table:style-name="ce46" table:formula="of:=[.K52]/[.K$42]" office:value-type="float" office:value="361.741049382716" calcext:value-type="float">
            <text:p>361.7</text:p>
          </table:table-cell>
          <table:table-cell table:style-name="ce42" table:formula="of:=[.L52]/[.L$42]" office:value-type="float" office:value="328.866944444444" calcext:value-type="float">
            <text:p>328.9</text:p>
          </table:table-cell>
          <table:table-cell table:style-name="ce46"/>
          <table:table-cell table:style-name="ce37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10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6]" office:value-type="float" office:value="-2315.33333333333" calcext:value-type="float">
            <text:p>-2315.3</text:p>
          </table:table-cell>
          <table:table-cell table:style-name="ce37" table:formula="of:=[.D$46]-[.$A56]" office:value-type="float" office:value="-1020.23333333333" calcext:value-type="float">
            <text:p>-1020.2</text:p>
          </table:table-cell>
          <table:table-cell table:style-name="ce37" table:formula="of:=[.E$46]-[.$A56]" office:value-type="float" office:value="155.544444444445" calcext:value-type="float">
            <text:p>155.5</text:p>
          </table:table-cell>
          <table:table-cell table:style-name="ce37" table:formula="of:=[.F$46]-[.$A56]" office:value-type="float" office:value="1219.66944444444" calcext:value-type="float">
            <text:p>1219.7</text:p>
          </table:table-cell>
          <table:table-cell table:style-name="ce37" table:formula="of:=[.G$46]-[.$A56]" office:value-type="float" office:value="2186.66944444444" calcext:value-type="float">
            <text:p>2186.7</text:p>
          </table:table-cell>
          <table:table-cell table:style-name="ce37" table:formula="of:=[.H$46]-[.$A56]" office:value-type="float" office:value="2987.66944444444" calcext:value-type="float">
            <text:p>2987.7</text:p>
          </table:table-cell>
          <table:table-cell table:style-name="ce37" table:formula="of:=[.I$46]-[.$A56]" office:value-type="float" office:value="3741.04444444444" calcext:value-type="float">
            <text:p>3741.0</text:p>
          </table:table-cell>
          <table:table-cell table:style-name="ce37" table:formula="of:=[.J$46]-[.$A56]" office:value-type="float" office:value="4334.16944444445" calcext:value-type="float">
            <text:p>4334.2</text:p>
          </table:table-cell>
          <table:table-cell table:style-name="ce37" table:formula="of:=[.K$46]-[.$A56]" office:value-type="float" office:value="4755.66944444444" calcext:value-type="float">
            <text:p>4755.7</text:p>
          </table:table-cell>
          <table:table-cell table:style-name="ce37" table:formula="of:=[.L$46]-[.$A56]" office:value-type="float" office:value="4788.66944444444" calcext:value-type="float">
            <text:p>4788.7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5" office:value-type="float" office:value="3500" calcext:value-type="float">
            <text:p>3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5]/[.C$42]" office:value-type="float" office:value="-2315.33333333333" calcext:value-type="float">
            <text:p>-2315.3</text:p>
          </table:table-cell>
          <table:table-cell table:style-name="ce37" table:formula="of:=[.D55]/[.D$42]" office:value-type="float" office:value="-510.116666666667" calcext:value-type="float">
            <text:p>-510.1</text:p>
          </table:table-cell>
          <table:table-cell table:style-name="ce37" table:formula="of:=[.E55]/[.E$42]" office:value-type="float" office:value="51.8481481481482" calcext:value-type="float">
            <text:p>51.8</text:p>
          </table:table-cell>
          <table:table-cell table:style-name="ce42" table:formula="of:=[.F55]/[.F$42]" office:value-type="float" office:value="304.917361111111" calcext:value-type="float">
            <text:p>304.9</text:p>
          </table:table-cell>
          <table:table-cell table:style-name="ce42" table:formula="of:=[.G55]/[.G$42]" office:value-type="float" office:value="437.333888888889" calcext:value-type="float">
            <text:p>437.3</text:p>
          </table:table-cell>
          <table:table-cell table:style-name="ce42" table:formula="of:=[.H55]/[.H$42]" office:value-type="float" office:value="497.944907407407" calcext:value-type="float">
            <text:p>497.9</text:p>
          </table:table-cell>
          <table:table-cell table:style-name="ce42" table:formula="of:=[.I55]/[.I$42]" office:value-type="float" office:value="534.434920634921" calcext:value-type="float">
            <text:p>534.4</text:p>
          </table:table-cell>
          <table:table-cell table:style-name="ce46" table:formula="of:=[.J55]/[.J$42]" office:value-type="float" office:value="541.771180555556" calcext:value-type="float">
            <text:p>541.8</text:p>
          </table:table-cell>
          <table:table-cell table:style-name="ce42" table:formula="of:=[.K55]/[.K$42]" office:value-type="float" office:value="528.407716049383" calcext:value-type="float">
            <text:p>528.4</text:p>
          </table:table-cell>
          <table:table-cell table:style-name="ce42" table:formula="of:=[.L55]/[.L$42]" office:value-type="float" office:value="478.866944444444" calcext:value-type="float">
            <text:p>478.9</text:p>
          </table:table-cell>
          <table:table-cell table:style-name="ce46"/>
          <table:table-cell table:style-name="ce37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9]" office:value-type="float" office:value="-815.333333333333" calcext:value-type="float">
            <text:p>-815.3</text:p>
          </table:table-cell>
          <table:table-cell table:style-name="ce37" table:formula="of:=[.D$46]-[.$A59]" office:value-type="float" office:value="479.766666666666" calcext:value-type="float">
            <text:p>479.8</text:p>
          </table:table-cell>
          <table:table-cell table:style-name="ce37" table:formula="of:=[.E$46]-[.$A59]" office:value-type="float" office:value="1655.54444444444" calcext:value-type="float">
            <text:p>1655.5</text:p>
          </table:table-cell>
          <table:table-cell table:style-name="ce37" table:formula="of:=[.F$46]-[.$A59]" office:value-type="float" office:value="2719.66944444444" calcext:value-type="float">
            <text:p>2719.7</text:p>
          </table:table-cell>
          <table:table-cell table:style-name="ce37" table:formula="of:=[.G$46]-[.$A59]" office:value-type="float" office:value="3686.66944444444" calcext:value-type="float">
            <text:p>3686.7</text:p>
          </table:table-cell>
          <table:table-cell table:style-name="ce37" table:formula="of:=[.H$46]-[.$A59]" office:value-type="float" office:value="4487.66944444444" calcext:value-type="float">
            <text:p>4487.7</text:p>
          </table:table-cell>
          <table:table-cell table:style-name="ce37" table:formula="of:=[.I$46]-[.$A59]" office:value-type="float" office:value="5241.04444444444" calcext:value-type="float">
            <text:p>5241.0</text:p>
          </table:table-cell>
          <table:table-cell table:style-name="ce37" table:formula="of:=[.J$46]-[.$A59]" office:value-type="float" office:value="5834.16944444445" calcext:value-type="float">
            <text:p>5834.2</text:p>
          </table:table-cell>
          <table:table-cell table:style-name="ce37" table:formula="of:=[.K$46]-[.$A59]" office:value-type="float" office:value="6255.66944444444" calcext:value-type="float">
            <text:p>6255.7</text:p>
          </table:table-cell>
          <table:table-cell table:style-name="ce37" table:formula="of:=[.L$46]-[.$A59]" office:value-type="float" office:value="6288.66944444444" calcext:value-type="float">
            <text:p>6288.7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8]/[.C$42]" office:value-type="float" office:value="-815.333333333333" calcext:value-type="float">
            <text:p>-815.3</text:p>
          </table:table-cell>
          <table:table-cell table:style-name="ce37" table:formula="of:=[.D58]/[.D$42]" office:value-type="float" office:value="239.883333333333" calcext:value-type="float">
            <text:p>239.9</text:p>
          </table:table-cell>
          <table:table-cell table:style-name="ce42" table:formula="of:=[.E58]/[.E$42]" office:value-type="float" office:value="551.848148148148" calcext:value-type="float">
            <text:p>551.8</text:p>
          </table:table-cell>
          <table:table-cell table:style-name="ce42" table:formula="of:=[.F58]/[.F$42]" office:value-type="float" office:value="679.917361111111" calcext:value-type="float">
            <text:p>679.9</text:p>
          </table:table-cell>
          <table:table-cell table:style-name="ce42" table:formula="of:=[.G58]/[.G$42]" office:value-type="float" office:value="737.333888888889" calcext:value-type="float">
            <text:p>737.3</text:p>
          </table:table-cell>
          <table:table-cell table:style-name="ce42" table:formula="of:=[.H58]/[.H$42]" office:value-type="float" office:value="747.944907407407" calcext:value-type="float">
            <text:p>747.9</text:p>
          </table:table-cell>
          <table:table-cell table:style-name="ce46" table:formula="of:=[.I58]/[.I$42]" office:value-type="float" office:value="748.720634920635" calcext:value-type="float">
            <text:p>748.7</text:p>
          </table:table-cell>
          <table:table-cell table:style-name="ce42" table:formula="of:=[.J58]/[.J$42]" office:value-type="float" office:value="729.271180555556" calcext:value-type="float">
            <text:p>729.3</text:p>
          </table:table-cell>
          <table:table-cell table:style-name="ce42" table:formula="of:=[.K58]/[.K$42]" office:value-type="float" office:value="695.074382716049" calcext:value-type="float">
            <text:p>695.1</text:p>
          </table:table-cell>
          <table:table-cell table:style-name="ce42" table:formula="of:=[.L58]/[.L$42]" office:value-type="float" office:value="628.866944444444" calcext:value-type="float">
            <text:p>628.9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11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13" table:number-rows-spanned="1">
            <text:p>raw data: emerges per image per day</text:p>
          </table:table-cell>
          <table:covered-table-cell table:number-columns-repeated="12" table:style-name="ce14" office:value-type="string" calcext:value-type="string">
            <text:p>raw data: emerges per image per day</text:p>
          </table:covered-table-cell>
          <table:table-cell table:style-name="ce14"/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2" table:number-columns-repeated="11"/>
          <table:table-cell table:style-name="ce30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no_multilib-j3_debug-20210620-175917</text:p>
          </table:table-cell>
          <table:table-cell office:value-type="float" office:value="1704" calcext:value-type="float">
            <text:p>1704</text:p>
          </table:table-cell>
          <table:table-cell office:value-type="float" office:value="1780" calcext:value-type="float">
            <text:p>1780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727" calcext:value-type="float">
            <text:p>727</text:p>
          </table:table-cell>
          <table:table-cell office:value-type="float" office:value="454" calcext:value-type="float">
            <text:p>454</text:p>
          </table:table-cell>
          <table:table-cell office:value-type="float" office:value="875" calcext:value-type="float">
            <text:p>875</text:p>
          </table:table-cell>
          <table:table-cell office:value-type="float" office:value="764" calcext:value-type="float">
            <text:p>764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7.1_desktop_systemd-j3_debug-20210620-181008</text:p>
          </table:table-cell>
          <table:table-cell office:value-type="float" office:value="1537" calcext:value-type="float">
            <text:p>1537</text:p>
          </table:table-cell>
          <table:table-cell office:value-type="float" office:value="1471" calcext:value-type="float">
            <text:p>1471</text:p>
          </table:table-cell>
          <table:table-cell office:value-type="float" office:value="1091" calcext:value-type="float">
            <text:p>1091</text:p>
          </table:table-cell>
          <table:table-cell office:value-type="float" office:value="920" calcext:value-type="float">
            <text:p>920</text:p>
          </table:table-cell>
          <table:table-cell office:value-type="float" office:value="1033" calcext:value-type="float">
            <text:p>1033</text:p>
          </table:table-cell>
          <table:table-cell office:value-type="float" office:value="917" calcext:value-type="float">
            <text:p>917</text:p>
          </table:table-cell>
          <table:table-cell office:value-type="float" office:value="811" calcext:value-type="float">
            <text:p>811</text:p>
          </table:table-cell>
          <table:table-cell office:value-type="float" office:value="775" calcext:value-type="float">
            <text:p>775</text:p>
          </table:table-cell>
          <table:table-cell office:value-type="float" office:value="654" calcext:value-type="float">
            <text:p>654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7.1_desktop_plasma-j3-20210621-104403</text:p>
          </table:table-cell>
          <table:table-cell office:value-type="float" office:value="1439" calcext:value-type="float">
            <text:p>1439</text:p>
          </table:table-cell>
          <table:table-cell office:value-type="float" office:value="1388" calcext:value-type="float">
            <text:p>1388</text:p>
          </table:table-cell>
          <table:table-cell office:value-type="float" office:value="893" calcext:value-type="float">
            <text:p>893</text:p>
          </table:table-cell>
          <table:table-cell office:value-type="float" office:value="1125" calcext:value-type="float">
            <text:p>1125</text:p>
          </table:table-cell>
          <table:table-cell office:value-type="float" office:value="869" calcext:value-type="float">
            <text:p>869</text:p>
          </table:table-cell>
          <table:table-cell office:value-type="float" office:value="562" calcext:value-type="float">
            <text:p>562</text:p>
          </table:table-cell>
          <table:table-cell office:value-type="float" office:value="855" calcext:value-type="float">
            <text:p>855</text:p>
          </table:table-cell>
          <table:table-cell office:value-type="float" office:value="712" calcext:value-type="float">
            <text:p>712</text:p>
          </table:table-cell>
          <table:table-cell office:value-type="float" office:value="237" calcext:value-type="float">
            <text:p>23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_gnome_systemd-j3-20210621-181751</text:p>
          </table:table-cell>
          <table:table-cell office:value-type="float" office:value="1179" calcext:value-type="float">
            <text:p>1179</text:p>
          </table:table-cell>
          <table:table-cell office:value-type="float" office:value="1271" calcext:value-type="float">
            <text:p>1271</text:p>
          </table:table-cell>
          <table:table-cell office:value-type="float" office:value="1030" calcext:value-type="float">
            <text:p>1030</text:p>
          </table:table-cell>
          <table:table-cell office:value-type="float" office:value="950" calcext:value-type="float">
            <text:p>950</text:p>
          </table:table-cell>
          <table:table-cell office:value-type="float" office:value="939" calcext:value-type="float">
            <text:p>939</text:p>
          </table:table-cell>
          <table:table-cell office:value-type="float" office:value="777" calcext:value-type="float">
            <text:p>777</text:p>
          </table:table-cell>
          <table:table-cell office:value-type="float" office:value="723" calcext:value-type="float">
            <text:p>723</text:p>
          </table:table-cell>
          <table:table-cell office:value-type="float" office:value="581" calcext:value-type="float">
            <text:p>581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hardened-j3-20210621-211744</text:p>
          </table:table-cell>
          <table:table-cell office:value-type="float" office:value="1718" calcext:value-type="float">
            <text:p>1718</text:p>
          </table:table-cell>
          <table:table-cell office:value-type="float" office:value="1323" calcext:value-type="float">
            <text:p>1323</text:p>
          </table:table-cell>
          <table:table-cell office:value-type="float" office:value="1403" calcext:value-type="float">
            <text:p>1403</text:p>
          </table:table-cell>
          <table:table-cell office:value-type="float" office:value="1030" calcext:value-type="float">
            <text:p>1030</text:p>
          </table:table-cell>
          <table:table-cell office:value-type="float" office:value="939" calcext:value-type="float">
            <text:p>939</text:p>
          </table:table-cell>
          <table:table-cell office:value-type="float" office:value="871" calcext:value-type="float">
            <text:p>871</text:p>
          </table:table-cell>
          <table:table-cell office:value-type="float" office:value="798" calcext:value-type="float">
            <text:p>798</text:p>
          </table:table-cell>
          <table:table-cell office:value-type="float" office:value="720" calcext:value-type="float">
            <text:p>7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7.1_desktop-j3-20210621-234803</text:p>
          </table:table-cell>
          <table:table-cell office:value-type="float" office:value="1351" calcext:value-type="float">
            <text:p>1351</text:p>
          </table:table-cell>
          <table:table-cell office:value-type="float" office:value="933" calcext:value-type="float">
            <text:p>933</text:p>
          </table:table-cell>
          <table:table-cell office:value-type="float" office:value="1466" calcext:value-type="float">
            <text:p>1466</text:p>
          </table:table-cell>
          <table:table-cell office:value-type="float" office:value="1220" calcext:value-type="float">
            <text:p>1220</text:p>
          </table:table-cell>
          <table:table-cell office:value-type="float" office:value="970" calcext:value-type="float">
            <text:p>970</text:p>
          </table:table-cell>
          <table:table-cell office:value-type="float" office:value="518" calcext:value-type="float">
            <text:p>518</text:p>
          </table:table-cell>
          <table:table-cell office:value-type="float" office:value="897" calcext:value-type="float">
            <text:p>897</text:p>
          </table:table-cell>
          <table:table-cell office:value-type="float" office:value="574" calcext:value-type="float">
            <text:p>57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7.1_no_multilib_hardened-j3-20210622-104339</text:p>
          </table:table-cell>
          <table:table-cell office:value-type="float" office:value="1682" calcext:value-type="float">
            <text:p>1682</text:p>
          </table:table-cell>
          <table:table-cell office:value-type="float" office:value="1520" calcext:value-type="float">
            <text:p>1520</text:p>
          </table:table-cell>
          <table:table-cell office:value-type="float" office:value="1536" calcext:value-type="float">
            <text:p>1536</text:p>
          </table:table-cell>
          <table:table-cell office:value-type="float" office:value="1171" calcext:value-type="float">
            <text:p>1171</text:p>
          </table:table-cell>
          <table:table-cell office:value-type="float" office:value="867" calcext:value-type="float">
            <text:p>867</text:p>
          </table:table-cell>
          <table:table-cell office:value-type="float" office:value="970" calcext:value-type="float">
            <text:p>970</text:p>
          </table:table-cell>
          <table:table-cell office:value-type="float" office:value="746" calcext:value-type="float">
            <text:p>746</text:p>
          </table:table-cell>
          <table:table-cell office:value-type="float" office:value="264" calcext:value-type="float">
            <text:p>2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7.1-j3-20210622-121844</text:p>
          </table:table-cell>
          <table:table-cell office:value-type="float" office:value="1401" calcext:value-type="float">
            <text:p>1401</text:p>
          </table:table-cell>
          <table:table-cell office:value-type="float" office:value="1556" calcext:value-type="float">
            <text:p>1556</text:p>
          </table:table-cell>
          <table:table-cell office:value-type="float" office:value="1536" calcext:value-type="float">
            <text:p>1536</text:p>
          </table:table-cell>
          <table:table-cell office:value-type="float" office:value="1048" calcext:value-type="float">
            <text:p>1048</text:p>
          </table:table-cell>
          <table:table-cell office:value-type="float" office:value="1070" calcext:value-type="float">
            <text:p>1070</text:p>
          </table:table-cell>
          <table:table-cell office:value-type="float" office:value="1066" calcext:value-type="float">
            <text:p>1066</text:p>
          </table:table-cell>
          <table:table-cell office:value-type="float" office:value="743" calcext:value-type="float">
            <text:p>743</text:p>
          </table:table-cell>
          <table:table-cell office:value-type="float" office:value="244" calcext:value-type="float">
            <text:p>24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7.1_developer-j3_abi32+64_test-20210627-122138</text:p>
          </table:table-cell>
          <table:table-cell office:value-type="float" office:value="438" calcext:value-type="float">
            <text:p>438</text:p>
          </table:table-cell>
          <table:table-cell office:value-type="float" office:value="986" calcext:value-type="float">
            <text:p>986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7.1_systemd-j3-20210628-090704</text:p>
          </table:table-cell>
          <table:table-cell office:value-type="float" office:value="1404" calcext:value-type="float">
            <text:p>1404</text:p>
          </table:table-cell>
          <table:table-cell office:value-type="float" office:value="723" calcext:value-type="float">
            <text:p>7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.1_desktop_plasma_systemd-j3-20210629-092836</text:p>
          </table:table-cell>
          <table:table-cell office:value-type="float" office:value="344" calcext:value-type="float">
            <text:p>3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7.1_desktop_gnome-j3-20210629-18210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9:51:07.068930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6-29T19:52:27.263188488</dc:date>
    <dc:creator>Toralf Förster</dc:creator>
    <meta:editing-duration>PT18H25M4S</meta:editing-duration>
    <meta:editing-cycles>98</meta:editing-cycles>
    <meta:generator>LibreOffice/7.1.3.2$Linux_X86_64 LibreOffice_project/10$Build-2</meta:generator>
    <meta:document-statistic meta:table-count="1" meta:cell-count="27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07cm" svg:height="14.477cm" xlink:href=".." xlink:type="simple" chart:class="chart:line" chart:style-name="ch1">
        <chart:title svg:x="6.697cm" svg:y="0.424cm" chart:style-name="ch2">
          <text:p>emerges per day wrt dependency overhead
</text:p>
        </chart:title>
        <chart:legend chart:legend-position="end" svg:x="20.022cm" svg:y="6.192cm" style:legend-expansion="high" chart:style-name="ch3"/>
        <chart:plot-area chart:style-name="ch4" table:cell-range-address="Sheet1.A50:Sheet1.A50 Sheet1.C50:Sheet1.N50 Sheet1.A53:Sheet1.A53 Sheet1.C53:Sheet1.N53 Sheet1.A56:Sheet1.A56 Sheet1.C56:Sheet1.N56 Sheet1.A59:Sheet1.A59 Sheet1.C59:Sheet1.N59" chart:data-source-has-labels="column" svg:x="0.774cm" svg:y="1.546cm" svg:width="18.588cm" svg:height="12.694cm">
          <chart:coordinate-region svg:x="2.163cm" svg:y="1.745cm" svg:width="17.012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50:Sheet1.N50" chart:label-cell-address="Sheet1.A50:Sheet1.A50" chart:class="chart:line">
            <chart:data-point chart:repeated="12"/>
          </chart:series>
          <chart:series chart:style-name="ch10" chart:values-cell-range-address="Sheet1.C53:Sheet1.N53" chart:label-cell-address="Sheet1.A53:Sheet1.A53" chart:class="chart:line">
            <chart:data-point chart:repeated="12"/>
          </chart:series>
          <chart:series chart:style-name="ch11" chart:values-cell-range-address="Sheet1.C56:Sheet1.N56" chart:label-cell-address="Sheet1.A56:Sheet1.A56" chart:class="chart:line">
            <chart:data-point chart:repeated="12"/>
          </chart:series>
          <chart:series chart:style-name="ch12" chart:values-cell-range-address="Sheet1.C59:Sheet1.N59" chart:label-cell-address="Sheet1.A59:Sheet1.A5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500</text:p>
                <draw:g>
                  <svg:desc>Sheet1.A50:Sheet1.A50</svg:desc>
                </draw:g>
              </table:table-cell>
              <table:table-cell office:value-type="float" office:value="-5315.33333333333">
                <text:p>-5315.33333333333</text:p>
                <draw:g>
                  <svg:desc>Sheet1.C50:Sheet1.N50</svg:desc>
                </draw:g>
              </table:table-cell>
              <table:table-cell office:value-type="float" office:value="-2010.11666666667">
                <text:p>-2010.11666666667</text:p>
              </table:table-cell>
              <table:table-cell office:value-type="float" office:value="-948.151851851852">
                <text:p>-948.151851851852</text:p>
              </table:table-cell>
              <table:table-cell office:value-type="float" office:value="-445.082638888889">
                <text:p>-445.082638888889</text:p>
              </table:table-cell>
              <table:table-cell office:value-type="float" office:value="-162.666111111111">
                <text:p>-162.666111111111</text:p>
              </table:table-cell>
              <table:table-cell office:value-type="float" office:value="-2.05509259259255">
                <text:p>-2.05509259259255</text:p>
              </table:table-cell>
              <table:table-cell office:value-type="float" office:value="105.863492063492">
                <text:p>105.863492063492</text:p>
              </table:table-cell>
              <table:table-cell office:value-type="float" office:value="166.771180555556">
                <text:p>166.771180555556</text:p>
              </table:table-cell>
              <table:table-cell office:value-type="float" office:value="195.074382716049">
                <text:p>195.074382716049</text:p>
              </table:table-cell>
              <table:table-cell office:value-type="float" office:value="178.866944444444">
                <text:p>178.86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</text:p>
                <draw:g>
                  <svg:desc>Sheet1.A53:Sheet1.A53</svg:desc>
                </draw:g>
              </table:table-cell>
              <table:table-cell office:value-type="float" office:value="-3815.33333333333">
                <text:p>-3815.33333333333</text:p>
                <draw:g>
                  <svg:desc>Sheet1.C53:Sheet1.N53</svg:desc>
                </draw:g>
              </table:table-cell>
              <table:table-cell office:value-type="float" office:value="-1260.11666666667">
                <text:p>-1260.11666666667</text:p>
              </table:table-cell>
              <table:table-cell office:value-type="float" office:value="-448.151851851852">
                <text:p>-448.151851851852</text:p>
              </table:table-cell>
              <table:table-cell office:value-type="float" office:value="-70.0826388888888">
                <text:p>-70.0826388888888</text:p>
              </table:table-cell>
              <table:table-cell office:value-type="float" office:value="137.333888888889">
                <text:p>137.333888888889</text:p>
              </table:table-cell>
              <table:table-cell office:value-type="float" office:value="247.944907407407">
                <text:p>247.944907407407</text:p>
              </table:table-cell>
              <table:table-cell office:value-type="float" office:value="320.149206349206">
                <text:p>320.149206349206</text:p>
              </table:table-cell>
              <table:table-cell office:value-type="float" office:value="354.271180555556">
                <text:p>354.271180555556</text:p>
              </table:table-cell>
              <table:table-cell office:value-type="float" office:value="361.741049382716">
                <text:p>361.741049382716</text:p>
              </table:table-cell>
              <table:table-cell office:value-type="float" office:value="328.866944444444">
                <text:p>328.86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0</text:p>
                <draw:g>
                  <svg:desc>Sheet1.A56:Sheet1.A56</svg:desc>
                </draw:g>
              </table:table-cell>
              <table:table-cell office:value-type="float" office:value="-2315.33333333333">
                <text:p>-2315.33333333333</text:p>
                <draw:g>
                  <svg:desc>Sheet1.C56:Sheet1.N56</svg:desc>
                </draw:g>
              </table:table-cell>
              <table:table-cell office:value-type="float" office:value="-510.116666666667">
                <text:p>-510.116666666667</text:p>
              </table:table-cell>
              <table:table-cell office:value-type="float" office:value="51.8481481481482">
                <text:p>51.8481481481482</text:p>
              </table:table-cell>
              <table:table-cell office:value-type="float" office:value="304.917361111111">
                <text:p>304.917361111111</text:p>
              </table:table-cell>
              <table:table-cell office:value-type="float" office:value="437.333888888889">
                <text:p>437.333888888889</text:p>
              </table:table-cell>
              <table:table-cell office:value-type="float" office:value="497.944907407407">
                <text:p>497.944907407407</text:p>
              </table:table-cell>
              <table:table-cell office:value-type="float" office:value="534.434920634921">
                <text:p>534.434920634921</text:p>
              </table:table-cell>
              <table:table-cell office:value-type="float" office:value="541.771180555556">
                <text:p>541.771180555556</text:p>
              </table:table-cell>
              <table:table-cell office:value-type="float" office:value="528.407716049383">
                <text:p>528.407716049383</text:p>
              </table:table-cell>
              <table:table-cell office:value-type="float" office:value="478.866944444444">
                <text:p>478.86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9:Sheet1.A59</svg:desc>
                </draw:g>
              </table:table-cell>
              <table:table-cell office:value-type="float" office:value="-815.333333333333">
                <text:p>-815.333333333333</text:p>
                <draw:g>
                  <svg:desc>Sheet1.C59:Sheet1.N59</svg:desc>
                </draw:g>
              </table:table-cell>
              <table:table-cell office:value-type="float" office:value="239.883333333333">
                <text:p>239.883333333333</text:p>
              </table:table-cell>
              <table:table-cell office:value-type="float" office:value="551.848148148148">
                <text:p>551.848148148148</text:p>
              </table:table-cell>
              <table:table-cell office:value-type="float" office:value="679.917361111111">
                <text:p>679.917361111111</text:p>
              </table:table-cell>
              <table:table-cell office:value-type="float" office:value="737.333888888889">
                <text:p>737.333888888889</text:p>
              </table:table-cell>
              <table:table-cell office:value-type="float" office:value="747.944907407407">
                <text:p>747.944907407407</text:p>
              </table:table-cell>
              <table:table-cell office:value-type="float" office:value="748.720634920635">
                <text:p>748.720634920635</text:p>
              </table:table-cell>
              <table:table-cell office:value-type="float" office:value="729.271180555556">
                <text:p>729.271180555556</text:p>
              </table:table-cell>
              <table:table-cell office:value-type="float" office:value="695.074382716049">
                <text:p>695.074382716049</text:p>
              </table:table-cell>
              <table:table-cell office:value-type="float" office:value="628.866944444444">
                <text:p>628.86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